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ListParagraph" style:list-style-name="LFO2" style:family="paragraph"/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ITIL Report Overview:</text:p>
      <text:list text:style-name="LFO1" text:continue-numbering="true">
        <text:list-item>
          <text:p text:style-name="P2">Service Operations</text:p>
          <text:list text:continue-numbering="true">
            <text:list-item>
              <text:p text:style-name="P3">Service desk</text:p>
            </text:list-item>
            <text:list-item>
              <text:p text:style-name="P4">Technical support</text:p>
            </text:list-item>
            <text:list-item>
              <text:p text:style-name="P5">Operation management</text:p>
            </text:list-item>
            <text:list-item>
              <text:p text:style-name="P6">Application management</text:p>
            </text:list-item>
          </text:list>
        </text:list-item>
        <text:list-item>
          <text:p text:style-name="P7">Functional organization<text:s/></text:p>
          <text:list text:continue-numbering="true">
            <text:list-item>
              <text:p text:style-name="P8">Hierarchy and its flow towards the work and handling operations and services</text:p>
            </text:list-item>
          </text:list>
        </text:list-item>
        <text:list-item>
          <text:p text:style-name="P9">Services =&gt; IT services to be offered</text:p>
        </text:list-item>
        <text:list-item>
          <text:p text:style-name="P10">Chart for the services offered</text:p>
        </text:list-item>
        <text:list-item>
          <text:p text:style-name="P11">Factors for undergoing process</text:p>
        </text:list-item>
      </text:list>
      <text:p text:style-name="P12">ESAIP Chatbot</text:p>
      <text:list text:style-name="LFO2" text:continue-numbering="true">
        <text:list-item>
          <text:p text:style-name="P13">Project topic discussion with team</text:p>
        </text:list-item>
        <text:list-item>
          <text:p text:style-name="P14">Requirement collection</text:p>
          <text:list text:continue-numbering="true">
            <text:list-item>
              <text:p text:style-name="P15">Collecting requirements</text:p>
            </text:list-item>
            <text:list-item>
              <text:p text:style-name="P16">Documentation - Requirements</text:p>
            </text:list-item>
          </text:list>
        </text:list-item>
        <text:list-item>
          <text:p text:style-name="P17">Feasibility study</text:p>
        </text:list-item>
        <text:list-item>
          <text:p text:style-name="P18">Design</text:p>
          <text:list text:continue-numbering="true">
            <text:list-item>
              <text:p text:style-name="P19">High</text:p>
            </text:list-item>
            <text:list-item>
              <text:p text:style-name="P20">Low</text:p>
            </text:list-item>
            <text:list-item>
              <text:p text:style-name="P21">Documentation - Design</text:p>
            </text:list-item>
          </text:list>
        </text:list-item>
        <text:list-item>
          <text:p text:style-name="P22">Development</text:p>
          <text:list text:continue-numbering="true">
            <text:list-item>
              <text:p text:style-name="P23">QA document building</text:p>
            </text:list-item>
            <text:list-item>
              <text:p text:style-name="P24">IBM Back end processing</text:p>
            </text:list-item>
            <text:list-item>
              <text:p text:style-name="P25">Integration of front-end with IBM Chatbot API</text:p>
            </text:list-item>
          </text:list>
        </text:list-item>
        <text:list-item>
          <text:p text:style-name="P26">Test phase</text:p>
          <text:list text:continue-numbering="true">
            <text:list-item>
              <text:p text:style-name="P27">IBM cloud component testing</text:p>
            </text:list-item>
            <text:list-item>
              <text:p text:style-name="P28">API Integration test with UI</text:p>
            </text:list-item>
          </text:list>
        </text:list-item>
        <text:list-item>
          <text:p text:style-name="P29">Documentation</text:p>
          <text:list text:continue-numbering="true">
            <text:list-item>
              <text:p text:style-name="P30">Project management report generation</text:p>
            </text:list-item>
            <text:list-item>
              <text:p text:style-name="P31">Final report generation</text:p>
            </text:list-item>
          </text:list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WAHAR Aravindh</meta:initial-creator>
    <dc:creator>JAWAHAR Aravindh</dc:creator>
    <meta:creation-date>2021-02-02T13:07:00Z</meta:creation-date>
    <dc:date>2021-02-02T19:32:00Z</dc:date>
    <meta:template xlink:href="Normal" xlink:type="simple"/>
    <meta:editing-cycles>1</meta:editing-cycles>
    <meta:editing-duration>PT23100S</meta:editing-duration>
    <meta:document-statistic meta:page-count="1" meta:paragraph-count="1" meta:word-count="111" meta:character-count="746" meta:row-count="5" meta:non-whitespace-character-count="636"/>
  </office:meta>
</office:document-meta>
</file>